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8" table:default-cell-style-name="Default"/>
        <table:table-column table:style-name="co2" table:number-columns-repeated="1016" table:default-cell-style-name="Default"/>
        <table:table-row table:style-name="ro1">
          <table:table-cell office:value-type="string" calcext:value-type="string" table:number-columns-spanned="1024" table:number-rows-spanned="1">
            <text:p>Query1</text:p>
          </table:table-cell>
          <table:covered-table-cell table:number-columns-repeated="1023"/>
        </table:table-row>
        <table:table-row table:style-name="ro1">
          <table:table-cell table:style-name="ce2" office:value-type="string" calcext:value-type="string" table:number-columns-spanned="2" table:number-rows-spanned="1">
            <text:p>Dataset 25% (nodi:8974 relazioni:33125) </text:p>
          </table:table-cell>
          <table:covered-table-cell/>
          <table:table-cell office:value-type="string" calcext:value-type="string" table:number-columns-spanned="2" table:number-rows-spanned="1">
            <text:p>Dataset 50% (nodi:17742 relazioni:66139)</text:p>
          </table:table-cell>
          <table:covered-table-cell/>
          <table:table-cell office:value-type="string" calcext:value-type="string" table:number-columns-spanned="2" table:number-rows-spanned="1">
            <text:p>Dataset 75% (nodi:26474 relazioni:99060)</text:p>
          </table:table-cell>
          <table:covered-table-cell/>
          <table:table-cell office:value-type="string" calcext:value-type="string" table:number-columns-spanned="2" table:number-rows-spanned="1">
            <text:p>Dataset 100% (nodi:35224 relazioni:132072)</text:p>
          </table:table-cell>
          <table:covered-table-cell/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formula="of:=AVERAGE([.A3:.A33])" office:value-type="float" office:value="1.35483870967742" calcext:value-type="float">
            <text:p>1,35483870967742</text:p>
          </table:table-cell>
          <table:table-cell office:value-type="string" calcext:value-type="string">
            <text:p>Media</text:p>
          </table:table-cell>
          <table:table-cell table:formula="of:=AVERAGE([.C3:.C33])" office:value-type="float" office:value="2.48387096774194" calcext:value-type="float">
            <text:p>2,48387096774194</text:p>
          </table:table-cell>
          <table:table-cell office:value-type="string" calcext:value-type="string">
            <text:p>Media</text:p>
          </table:table-cell>
          <table:table-cell table:formula="of:=AVERAGE([.E3:.E33])" office:value-type="float" office:value="2.16129032258064" calcext:value-type="float">
            <text:p>2,16129032258064</text:p>
          </table:table-cell>
          <table:table-cell office:value-type="string" calcext:value-type="string">
            <text:p>Media</text:p>
          </table:table-cell>
          <table:table-cell table:formula="of:=AVERAGE([.G3:.G33])" office:value-type="float" office:value="4.38709677419355" calcext:value-type="float">
            <text:p>4,38709677419355</text:p>
          </table:table-cell>
          <table:table-cell office:value-type="string" calcext:value-type="string">
            <text:p>Media</text:p>
          </table:table-cell>
          <table:table-cell table:number-columns-repeated="1016"/>
        </table:table-row>
        <table:table-row table:style-name="ro1">
          <table:table-cell table:formula="of:=STDEV([.A3:.A33])" office:value-type="float" office:value="3.45010518773727" calcext:value-type="float">
            <text:p>3,45010518773727</text:p>
          </table:table-cell>
          <table:table-cell office:value-type="string" calcext:value-type="string">
            <text:p>Deviazione Standard</text:p>
          </table:table-cell>
          <table:table-cell table:formula="of:=STDEV([.C3:.C33])" office:value-type="float" office:value="7.26117973767319" calcext:value-type="float">
            <text:p>7,26117973767319</text:p>
          </table:table-cell>
          <table:table-cell office:value-type="string" calcext:value-type="string">
            <text:p>Deviazione Standard</text:p>
          </table:table-cell>
          <table:table-cell table:formula="of:=STDEV([.E3:.E33])" office:value-type="float" office:value="4.25124902582404" calcext:value-type="float">
            <text:p>4,25124902582404</text:p>
          </table:table-cell>
          <table:table-cell office:value-type="string" calcext:value-type="string">
            <text:p>Deviazione Standard</text:p>
          </table:table-cell>
          <table:table-cell table:formula="of:=STDEV([.G3:.G33])" office:value-type="float" office:value="9.47866875095457" calcext:value-type="float">
            <text:p>9,47866875095457</text:p>
          </table:table-cell>
          <table:table-cell office:value-type="string" calcext:value-type="string">
            <text:p>Deviazione Standard</text:p>
          </table:table-cell>
          <table:table-cell table:number-columns-repeated="1016"/>
        </table:table-row>
        <table:table-row table:style-name="ro1">
          <table:table-cell table:formula="of:=CONFIDENCE(0.05;[.A35];31)" office:value-type="float" office:value="1.21450576392618" calcext:value-type="float">
            <text:p>1,21450576392618</text:p>
          </table:table-cell>
          <table:table-cell office:value-type="string" calcext:value-type="string">
            <text:p>Intervallo di Confidenza</text:p>
          </table:table-cell>
          <table:table-cell table:formula="of:=CONFIDENCE(0.05;[.C35];31)" office:value-type="float" office:value="2.55607993508506" calcext:value-type="float">
            <text:p>2,55607993508506</text:p>
          </table:table-cell>
          <table:table-cell office:value-type="string" calcext:value-type="string">
            <text:p>Intervallo di Confidenza</text:p>
          </table:table-cell>
          <table:table-cell table:formula="of:=CONFIDENCE(0.05;[.E35];31)" office:value-type="float" office:value="1.49652435644581" calcext:value-type="float">
            <text:p>1,49652435644581</text:p>
          </table:table-cell>
          <table:table-cell office:value-type="string" calcext:value-type="string">
            <text:p>Intervallo di Confidenza</text:p>
          </table:table-cell>
          <table:table-cell table:formula="of:=CONFIDENCE(0.05;[.G35];31)" office:value-type="float" office:value="3.33668024769161" calcext:value-type="float">
            <text:p>3,33668024769161</text:p>
          </table:table-cell>
          <table:table-cell office:value-type="string" calcext:value-type="string">
            <text:p>Intervallo di Confidenza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 table:number-columns-spanned="1024" table:number-rows-spanned="1">
            <text:p>Query2</text:p>
          </table:table-cell>
          <table:covered-table-cell table:number-columns-repeated="1023"/>
        </table:table-row>
        <table:table-row table:style-name="ro1">
          <table:table-cell table:style-name="ce2" office:value-type="string" calcext:value-type="string" table:number-columns-spanned="2" table:number-rows-spanned="1">
            <text:p>Dataset 25% (nodi:8974 relazioni:33125) </text:p>
          </table:table-cell>
          <table:covered-table-cell/>
          <table:table-cell office:value-type="string" calcext:value-type="string" table:number-columns-spanned="2" table:number-rows-spanned="1">
            <text:p>Dataset 50% (nodi:17742 relazioni:66139)</text:p>
          </table:table-cell>
          <table:covered-table-cell/>
          <table:table-cell office:value-type="string" calcext:value-type="string" table:number-columns-spanned="2" table:number-rows-spanned="1">
            <text:p>Dataset 75% (nodi:26474 relazioni:99060)</text:p>
          </table:table-cell>
          <table:covered-table-cell/>
          <table:table-cell office:value-type="string" calcext:value-type="string" table:number-columns-spanned="2" table:number-rows-spanned="1">
            <text:p>Dataset 100% (nodi:35224 relazioni:132072)</text:p>
          </table:table-cell>
          <table:covered-table-cell/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formula="of:=AVERAGE([.A41:.A71])" office:value-type="float" office:value="1.41935483870968" calcext:value-type="float">
            <text:p>1,41935483870968</text:p>
          </table:table-cell>
          <table:table-cell office:value-type="string" calcext:value-type="string">
            <text:p>Media</text:p>
          </table:table-cell>
          <table:table-cell table:formula="of:=AVERAGE([.C41:.C71])" office:value-type="float" office:value="2.29032258064516" calcext:value-type="float">
            <text:p>2,29032258064516</text:p>
          </table:table-cell>
          <table:table-cell office:value-type="string" calcext:value-type="string">
            <text:p>Media</text:p>
          </table:table-cell>
          <table:table-cell table:formula="of:=AVERAGE([.E41:.E71])" office:value-type="float" office:value="2.38709677419355" calcext:value-type="float">
            <text:p>2,38709677419355</text:p>
          </table:table-cell>
          <table:table-cell office:value-type="string" calcext:value-type="string">
            <text:p>Media</text:p>
          </table:table-cell>
          <table:table-cell table:formula="of:=AVERAGE([.G41:.G71])" office:value-type="float" office:value="5.54838709677419" calcext:value-type="float">
            <text:p>5,54838709677419</text:p>
          </table:table-cell>
          <table:table-cell office:value-type="string" calcext:value-type="string">
            <text:p>Media</text:p>
          </table:table-cell>
          <table:table-cell table:number-columns-repeated="1016"/>
        </table:table-row>
        <table:table-row table:style-name="ro1">
          <table:table-cell table:formula="of:=STDEV([.A41:.A71])" office:value-type="float" office:value="3.4906942341831" calcext:value-type="float">
            <text:p>3,4906942341831</text:p>
          </table:table-cell>
          <table:table-cell office:value-type="string" calcext:value-type="string">
            <text:p>Deviazione Standard</text:p>
          </table:table-cell>
          <table:table-cell table:formula="of:=STDEV([.C41:.C71])" office:value-type="float" office:value="6.24603099782625" calcext:value-type="float">
            <text:p>6,24603099782625</text:p>
          </table:table-cell>
          <table:table-cell office:value-type="string" calcext:value-type="string">
            <text:p>Deviazione Standard</text:p>
          </table:table-cell>
          <table:table-cell table:formula="of:=STDEV([.E41:.E71])" office:value-type="float" office:value="6.40664977116141" calcext:value-type="float">
            <text:p>6,40664977116141</text:p>
          </table:table-cell>
          <table:table-cell office:value-type="string" calcext:value-type="string">
            <text:p>Deviazione Standard</text:p>
          </table:table-cell>
          <table:table-cell table:formula="of:=STDEV([.G41:.G71])" office:value-type="float" office:value="13.2911968602716" calcext:value-type="float">
            <text:p>13,2911968602716</text:p>
          </table:table-cell>
          <table:table-cell office:value-type="string" calcext:value-type="string">
            <text:p>Deviazione Standard</text:p>
          </table:table-cell>
          <table:table-cell table:number-columns-repeated="1016"/>
        </table:table-row>
        <table:table-row table:style-name="ro1">
          <table:table-cell table:formula="of:=CONFIDENCE(0.05;[.A73];31)" office:value-type="float" office:value="1.22879391694712" calcext:value-type="float">
            <text:p>1,22879391694712</text:p>
          </table:table-cell>
          <table:table-cell office:value-type="string" calcext:value-type="string">
            <text:p>Intervallo di Confidenza</text:p>
          </table:table-cell>
          <table:table-cell table:formula="of:=CONFIDENCE(0.05;[.C73];31)" office:value-type="float" office:value="2.19872735343954" calcext:value-type="float">
            <text:p>2,19872735343954</text:p>
          </table:table-cell>
          <table:table-cell office:value-type="string" calcext:value-type="string">
            <text:p>Intervallo di Confidenza</text:p>
          </table:table-cell>
          <table:table-cell table:formula="of:=CONFIDENCE(0.05;[.E73];31)" office:value-type="float" office:value="2.25526836172637" calcext:value-type="float">
            <text:p>2,25526836172637</text:p>
          </table:table-cell>
          <table:table-cell office:value-type="string" calcext:value-type="string">
            <text:p>Intervallo di Confidenza</text:p>
          </table:table-cell>
          <table:table-cell table:formula="of:=CONFIDENCE(0.05;[.G73];31)" office:value-type="float" office:value="4.6787661007125" calcext:value-type="float">
            <text:p>4,6787661007125</text:p>
          </table:table-cell>
          <table:table-cell office:value-type="string" calcext:value-type="string">
            <text:p>Intervallo di Confidenza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 table:number-columns-spanned="1024" table:number-rows-spanned="1">
            <text:p>Query5</text:p>
          </table:table-cell>
          <table:covered-table-cell table:number-columns-repeated="1023"/>
        </table:table-row>
        <table:table-row table:style-name="ro1">
          <table:table-cell office:value-type="string" calcext:value-type="string" table:number-columns-spanned="2" table:number-rows-spanned="1">
            <text:p>Dataset 25% (nodi:8974 relazioni:33125) </text:p>
          </table:table-cell>
          <table:covered-table-cell/>
          <table:table-cell office:value-type="string" calcext:value-type="string" table:number-columns-spanned="2" table:number-rows-spanned="1">
            <text:p>Dataset 50% (nodi:17742 relazioni:66139)</text:p>
          </table:table-cell>
          <table:covered-table-cell/>
          <table:table-cell office:value-type="string" calcext:value-type="string" table:number-columns-spanned="2" table:number-rows-spanned="1">
            <text:p>Dataset 75% (nodi:26474 relazioni:99060)</text:p>
          </table:table-cell>
          <table:covered-table-cell/>
          <table:table-cell office:value-type="string" calcext:value-type="string" table:number-columns-spanned="2" table:number-rows-spanned="1">
            <text:p>Dataset 100% (nodi:35224 relazioni:132072)</text:p>
          </table:table-cell>
          <table:covered-table-cell/>
          <table:table-cell table:number-columns-repeated="1016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112" calcext:value-type="float">
            <text:p>112</text:p>
          </table:table-cell>
          <table:table-cell/>
          <table:table-cell office:value-type="float" office:value="127" calcext:value-type="float">
            <text:p>127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formula="of:=AVERAGE([.A79:.A109])" office:value-type="float" office:value="3.83870967741935" calcext:value-type="float">
            <text:p>3,83870967741935</text:p>
          </table:table-cell>
          <table:table-cell office:value-type="string" calcext:value-type="string">
            <text:p>Media</text:p>
          </table:table-cell>
          <table:table-cell table:formula="of:=AVERAGE([.C79:.C109])" office:value-type="float" office:value="5.29032258064516" calcext:value-type="float">
            <text:p>5,29032258064516</text:p>
          </table:table-cell>
          <table:table-cell office:value-type="string" calcext:value-type="string">
            <text:p>Media</text:p>
          </table:table-cell>
          <table:table-cell table:formula="of:=AVERAGE([.E79:.E109])" office:value-type="float" office:value="5.80645161290323" calcext:value-type="float">
            <text:p>5,80645161290323</text:p>
          </table:table-cell>
          <table:table-cell office:value-type="string" calcext:value-type="string">
            <text:p>Media</text:p>
          </table:table-cell>
          <table:table-cell table:formula="of:=AVERAGE([.G79:.G109])" office:value-type="float" office:value="12.4516129032258" calcext:value-type="float">
            <text:p>12,4516129032258</text:p>
          </table:table-cell>
          <table:table-cell office:value-type="string" calcext:value-type="string">
            <text:p>Media</text:p>
          </table:table-cell>
          <table:table-cell table:number-columns-repeated="1016"/>
        </table:table-row>
        <table:table-row table:style-name="ro1">
          <table:table-cell table:formula="of:=STDEV([.A79:.A109])" office:value-type="float" office:value="14.8595575846962" calcext:value-type="float">
            <text:p>14,8595575846962</text:p>
          </table:table-cell>
          <table:table-cell office:value-type="string" calcext:value-type="string">
            <text:p>Deviazione Standard</text:p>
          </table:table-cell>
          <table:table-cell table:formula="of:=STDEV([.C79:.C109])" office:value-type="float" office:value="20.0103199181274" calcext:value-type="float">
            <text:p>20,0103199181274</text:p>
          </table:table-cell>
          <table:table-cell office:value-type="string" calcext:value-type="string">
            <text:p>Deviazione Standard</text:p>
          </table:table-cell>
          <table:table-cell table:formula="of:=STDEV([.E79:.E109])" office:value-type="float" office:value="22.7221174993862" calcext:value-type="float">
            <text:p>22,7221174993862</text:p>
          </table:table-cell>
          <table:table-cell office:value-type="string" calcext:value-type="string">
            <text:p>Deviazione Standard</text:p>
          </table:table-cell>
          <table:table-cell table:formula="of:=STDEV([.G79:.G109])" office:value-type="float" office:value="48.6996500395895" calcext:value-type="float">
            <text:p>48,6996500395895</text:p>
          </table:table-cell>
          <table:table-cell office:value-type="string" calcext:value-type="string">
            <text:p>Deviazione Standard</text:p>
          </table:table-cell>
          <table:table-cell table:number-columns-repeated="1016"/>
        </table:table-row>
        <table:table-row table:style-name="ro1">
          <table:table-cell table:formula="of:=CONFIDENCE(0.05;[.A111];31)" office:value-type="float" office:value="5.23086032279573" calcext:value-type="float">
            <text:p>5,23086032279573</text:p>
          </table:table-cell>
          <table:table-cell office:value-type="string" calcext:value-type="string">
            <text:p>Intervallo di Confidenza</text:p>
          </table:table-cell>
          <table:table-cell table:formula="of:=CONFIDENCE(0.05;[.C111];31)" office:value-type="float" office:value="7.0440312848871" calcext:value-type="float">
            <text:p>7,0440312848871</text:p>
          </table:table-cell>
          <table:table-cell office:value-type="string" calcext:value-type="string">
            <text:p>Intervallo di Confidenza</text:p>
          </table:table-cell>
          <table:table-cell table:formula="of:=CONFIDENCE(0.05;[.E111];31)" office:value-type="float" office:value="7.99863806173148" calcext:value-type="float">
            <text:p>7,99863806173148</text:p>
          </table:table-cell>
          <table:table-cell office:value-type="string" calcext:value-type="string">
            <text:p>Intervallo di Confidenza</text:p>
          </table:table-cell>
          <table:table-cell table:formula="of:=CONFIDENCE(0.05;[.G111];31)" office:value-type="float" office:value="17.1432470767826" calcext:value-type="float">
            <text:p>17,1432470767826</text:p>
          </table:table-cell>
          <table:table-cell office:value-type="string" calcext:value-type="string">
            <text:p>Intervallo di Confidenza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 table:number-columns-spanned="1024" table:number-rows-spanned="1">
            <text:p>Query3</text:p>
          </table:table-cell>
          <table:covered-table-cell table:number-columns-repeated="1023"/>
        </table:table-row>
        <table:table-row table:style-name="ro1">
          <table:table-cell office:value-type="string" calcext:value-type="string" table:number-columns-spanned="2" table:number-rows-spanned="1">
            <text:p>Dataset 25% (nodi:8974 relazioni:33125) </text:p>
          </table:table-cell>
          <table:covered-table-cell/>
          <table:table-cell office:value-type="string" calcext:value-type="string" table:number-columns-spanned="2" table:number-rows-spanned="1">
            <text:p>Dataset 50% (nodi:17742 relazioni:66139)</text:p>
          </table:table-cell>
          <table:covered-table-cell/>
          <table:table-cell office:value-type="string" calcext:value-type="string" table:number-columns-spanned="2" table:number-rows-spanned="1">
            <text:p>Dataset 75% (nodi:26474 relazioni:99060)</text:p>
          </table:table-cell>
          <table:covered-table-cell/>
          <table:table-cell office:value-type="string" calcext:value-type="string" table:number-columns-spanned="2" table:number-rows-spanned="1">
            <text:p>Dataset 100% (nodi:35224 relazioni:132072)</text:p>
          </table:table-cell>
          <table:covered-table-cell/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formula="of:=AVERAGE([.A117:.A147])" office:value-type="float" office:value="1.48387096774194" calcext:value-type="float">
            <text:p>1,48387096774194</text:p>
          </table:table-cell>
          <table:table-cell office:value-type="string" calcext:value-type="string">
            <text:p>Media</text:p>
          </table:table-cell>
          <table:table-cell table:formula="of:=AVERAGE([.C117:.C147])" office:value-type="float" office:value="2.51612903225806" calcext:value-type="float">
            <text:p>2,51612903225806</text:p>
          </table:table-cell>
          <table:table-cell office:value-type="string" calcext:value-type="string">
            <text:p>Media</text:p>
          </table:table-cell>
          <table:table-cell table:formula="of:=AVERAGE([.E117:.E147])" office:value-type="float" office:value="2.61290322580645" calcext:value-type="float">
            <text:p>2,61290322580645</text:p>
          </table:table-cell>
          <table:table-cell office:value-type="string" calcext:value-type="string">
            <text:p>Media</text:p>
          </table:table-cell>
          <table:table-cell table:formula="of:=AVERAGE([.G117:.G147])" office:value-type="float" office:value="6.64516129032258" calcext:value-type="float">
            <text:p>6,64516129032258</text:p>
          </table:table-cell>
          <table:table-cell office:value-type="string" calcext:value-type="string">
            <text:p>Media</text:p>
          </table:table-cell>
          <table:table-cell table:number-columns-repeated="1016"/>
        </table:table-row>
        <table:table-row table:style-name="ro1">
          <table:table-cell table:formula="of:=STDEV([.A117:.A147])" office:value-type="float" office:value="3.88905273592371" calcext:value-type="float">
            <text:p>3,88905273592371</text:p>
          </table:table-cell>
          <table:table-cell office:value-type="string" calcext:value-type="string">
            <text:p>Deviazione Standard</text:p>
          </table:table-cell>
          <table:table-cell table:formula="of:=STDEV([.C117:.C147])" office:value-type="float" office:value="7.29781231028374" calcext:value-type="float">
            <text:p>7,29781231028374</text:p>
          </table:table-cell>
          <table:table-cell office:value-type="string" calcext:value-type="string">
            <text:p>Deviazione Standard</text:p>
          </table:table-cell>
          <table:table-cell table:formula="of:=STDEV([.E117:.E147])" office:value-type="float" office:value="7.49523145897816" calcext:value-type="float">
            <text:p>7,49523145897816</text:p>
          </table:table-cell>
          <table:table-cell office:value-type="string" calcext:value-type="string">
            <text:p>Deviazione Standard</text:p>
          </table:table-cell>
          <table:table-cell table:formula="of:=STDEV([.G117:.G147])" office:value-type="float" office:value="19.8217866451652" calcext:value-type="float">
            <text:p>19,8217866451652</text:p>
          </table:table-cell>
          <table:table-cell office:value-type="string" calcext:value-type="string">
            <text:p>Deviazione Standard</text:p>
          </table:table-cell>
          <table:table-cell table:number-columns-repeated="1016"/>
        </table:table-row>
        <table:table-row table:style-name="ro1">
          <table:table-cell table:formula="of:=CONFIDENCE(0.05;[.A149];31)" office:value-type="float" office:value="1.36902404621755" calcext:value-type="float">
            <text:p>1,36902404621755</text:p>
          </table:table-cell>
          <table:table-cell office:value-type="string" calcext:value-type="string">
            <text:p>Intervallo di Confidenza</text:p>
          </table:table-cell>
          <table:table-cell table:formula="of:=CONFIDENCE(0.05;[.C149];31)" office:value-type="float" office:value="2.56897533048955" calcext:value-type="float">
            <text:p>2,56897533048955</text:p>
          </table:table-cell>
          <table:table-cell office:value-type="string" calcext:value-type="string">
            <text:p>Intervallo di Confidenza</text:p>
          </table:table-cell>
          <table:table-cell table:formula="of:=CONFIDENCE(0.05;[.E149];31)" office:value-type="float" office:value="2.63847080409162" calcext:value-type="float">
            <text:p>2,63847080409162</text:p>
          </table:table-cell>
          <table:table-cell office:value-type="string" calcext:value-type="string">
            <text:p>Intervallo di Confidenza</text:p>
          </table:table-cell>
          <table:table-cell table:formula="of:=CONFIDENCE(0.05;[.G149];31)" office:value-type="float" office:value="6.97766381657969" calcext:value-type="float">
            <text:p>6,97766381657969</text:p>
          </table:table-cell>
          <table:table-cell office:value-type="string" calcext:value-type="string">
            <text:p>Intervallo di Confidenza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 table:number-columns-spanned="1024" table:number-rows-spanned="1">
            <text:p>Query4</text:p>
          </table:table-cell>
          <table:covered-table-cell table:number-columns-repeated="1023"/>
        </table:table-row>
        <table:table-row table:style-name="ro1">
          <table:table-cell office:value-type="string" calcext:value-type="string" table:number-columns-spanned="2" table:number-rows-spanned="1">
            <text:p>Dataset 25% (nodi:8974 relazioni:33125) </text:p>
          </table:table-cell>
          <table:covered-table-cell/>
          <table:table-cell office:value-type="string" calcext:value-type="string" table:number-columns-spanned="2" table:number-rows-spanned="1">
            <text:p>Dataset 50% (nodi:17742 relazioni:66139)</text:p>
          </table:table-cell>
          <table:covered-table-cell/>
          <table:table-cell office:value-type="string" calcext:value-type="string" table:number-columns-spanned="2" table:number-rows-spanned="1">
            <text:p>Dataset 75% (nodi:26474 relazioni:99060)</text:p>
          </table:table-cell>
          <table:covered-table-cell/>
          <table:table-cell office:value-type="string" calcext:value-type="string" table:number-columns-spanned="2" table:number-rows-spanned="1">
            <text:p>Dataset 100% (nodi:35224 relazioni:132072)</text:p>
          </table:table-cell>
          <table:covered-table-cell/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113" calcext:value-type="float">
            <text:p>113</text:p>
          </table:table-cell>
          <table:table-cell/>
          <table:table-cell office:value-type="float" office:value="177" calcext:value-type="float">
            <text:p>177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formula="of:=AVERAGE([.A155:.A185])" office:value-type="float" office:value="2.67741935483871" calcext:value-type="float">
            <text:p>2,67741935483871</text:p>
          </table:table-cell>
          <table:table-cell office:value-type="string" calcext:value-type="string">
            <text:p>Media</text:p>
          </table:table-cell>
          <table:table-cell table:formula="of:=AVERAGE([.C155:.C185])" office:value-type="float" office:value="4.7741935483871" calcext:value-type="float">
            <text:p>4,7741935483871</text:p>
          </table:table-cell>
          <table:table-cell office:value-type="string" calcext:value-type="string">
            <text:p>Media</text:p>
          </table:table-cell>
          <table:table-cell table:formula="of:=AVERAGE([.E155:.E185])" office:value-type="float" office:value="5.03225806451613" calcext:value-type="float">
            <text:p>5,03225806451613</text:p>
          </table:table-cell>
          <table:table-cell office:value-type="string" calcext:value-type="string">
            <text:p>Media</text:p>
          </table:table-cell>
          <table:table-cell table:formula="of:=AVERAGE([.G155:.G185])" office:value-type="float" office:value="9.41935483870968" calcext:value-type="float">
            <text:p>9,41935483870968</text:p>
          </table:table-cell>
          <table:table-cell office:value-type="string" calcext:value-type="string">
            <text:p>Media</text:p>
          </table:table-cell>
          <table:table-cell table:number-columns-repeated="1016"/>
        </table:table-row>
        <table:table-row table:style-name="ro1">
          <table:table-cell table:formula="of:=STDEV([.A155:.A185])" office:value-type="float" office:value="8.88589555334442" calcext:value-type="float">
            <text:p>8,88589555334442</text:p>
          </table:table-cell>
          <table:table-cell office:value-type="string" calcext:value-type="string">
            <text:p>Deviazione Standard</text:p>
          </table:table-cell>
          <table:table-cell table:formula="of:=STDEV([.C155:.C185])" office:value-type="float" office:value="18.7735801547802" calcext:value-type="float">
            <text:p>18,7735801547802</text:p>
          </table:table-cell>
          <table:table-cell office:value-type="string" calcext:value-type="string">
            <text:p>Deviazione Standard</text:p>
          </table:table-cell>
          <table:table-cell table:formula="of:=STDEV([.E155:.E185])" office:value-type="float" office:value="20.2245459297487" calcext:value-type="float">
            <text:p>20,2245459297487</text:p>
          </table:table-cell>
          <table:table-cell office:value-type="string" calcext:value-type="string">
            <text:p>Deviazione Standard</text:p>
          </table:table-cell>
          <table:table-cell table:formula="of:=STDEV([.G155:.G185])" office:value-type="float" office:value="32.2704965291295" calcext:value-type="float">
            <text:p>32,2704965291295</text:p>
          </table:table-cell>
          <table:table-cell office:value-type="string" calcext:value-type="string">
            <text:p>Deviazione Standard</text:p>
          </table:table-cell>
          <table:table-cell table:number-columns-repeated="1016"/>
        </table:table-row>
        <table:table-row table:style-name="ro1">
          <table:table-cell table:formula="of:=CONFIDENCE(0.05;[.A187];31)" office:value-type="float" office:value="3.1280122720724" calcext:value-type="float">
            <text:p>3,1280122720724</text:p>
          </table:table-cell>
          <table:table-cell office:value-type="string" calcext:value-type="string">
            <text:p>Intervallo di Confidenza</text:p>
          </table:table-cell>
          <table:table-cell table:formula="of:=CONFIDENCE(0.05;[.C187];31)" office:value-type="float" office:value="6.60867424812181" calcext:value-type="float">
            <text:p>6,60867424812181</text:p>
          </table:table-cell>
          <table:table-cell office:value-type="string" calcext:value-type="string">
            <text:p>Intervallo di Confidenza</text:p>
          </table:table-cell>
          <table:table-cell table:formula="of:=CONFIDENCE(0.05;[.E187];31)" office:value-type="float" office:value="7.11944310908939" calcext:value-type="float">
            <text:p>7,11944310908939</text:p>
          </table:table-cell>
          <table:table-cell office:value-type="string" calcext:value-type="string">
            <text:p>Intervallo di Confidenza</text:p>
          </table:table-cell>
          <table:table-cell table:formula="of:=CONFIDENCE(0.05;[.G187];31)" office:value-type="float" office:value="11.3598577164228" calcext:value-type="float">
            <text:p>11,3598577164228</text:p>
          </table:table-cell>
          <table:table-cell office:value-type="string" calcext:value-type="string">
            <text:p>Intervallo di Confidenza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 style:data-style-name="N2" text:time-value="17:39:17.880670327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4T17:51:25.344126152</meta:creation-date>
    <dc:date>2022-06-16T21:02:39.389430626</dc:date>
    <meta:editing-duration>PT3H13M9S</meta:editing-duration>
    <meta:editing-cycles>6</meta:editing-cycles>
    <meta:generator>LibreOffice/6.4.7.2$Linux_X86_64 LibreOffice_project/40$Build-2</meta:generator>
    <meta:document-statistic meta:table-count="1" meta:cell-count="765" meta:object-count="0"/>
  </office:meta>
</office:document-meta>
</file>